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d9b" officeooo:paragraph-rsid="001f7d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style:font-name="Arial" fo:font-size="11pt" style:font-size-asian="11pt" style:font-name-complex="Arial1"/>
    </style:style>
    <style:style style:name="P5" style:family="paragraph" style:parent-style-name="Text_20_body" style:master-page-name="Standard">
      <style:paragraph-properties style:page-number="auto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ca1e" officeooo:paragraph-rsid="001fca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33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Verlauf implementier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nach Belieben auf den Verlauf zugreifen können, ohne dass er konstant angezeigt wird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3">-Der Verlauf wird als Button im Ticket angezeigt und kann mit diesem geöffnet werden.</text:p>
            <text:p text:style-name="P3">- Der Verlauf zeigt an , welche Änderungen vorgenmmen wurden, mit den vorherigen und nachfolgenden Zuständen <text:s/>der <text:s/>editierten Ticketfeldern</text:p>
            <text:p text:style-name="P3">-Der Verlauf ist klar von den Kommentaren getrennt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3">6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Frederik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6">5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3">6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3">1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11T15:02:27.489000000</dc:date>
    <meta:editing-cycles>8</meta:editing-cycles>
    <meta:editing-duration>PT2H13M53S</meta:editing-duration>
    <meta:generator>LibreOffice/6.2.1.2$Windows_X86_64 LibreOffice_project/7bcb35dc3024a62dea0caee87020152d1ee96e71</meta:generator>
    <meta:document-statistic meta:table-count="1" meta:image-count="0" meta:object-count="0" meta:page-count="1" meta:paragraph-count="21" meta:word-count="81" meta:character-count="560" meta:non-whitespace-character-count="498"/>
    <meta:template xlink:type="simple" xlink:actuate="onRequest" xlink:title="Normal" xlink:href=""/>
  </office:meta>
</office:document-meta>
</file>